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ullTextSearchScoreImpl.accept( QOMTreeVisitor visitor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llTextSearchScoreImpl.FullTextSearchScoreImpl( NamePathResolver resolver , Name selecto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